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00000004077CDC8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r7" style:family="presentation" style:parent-style-name="lyt-slajdy-notes" style:list-style-name="L1">
      <style:graphic-properties draw:fill-color="#ffffff" draw:auto-grow-height="true" fo:min-height="13.365cm"/>
    </style:style>
    <style:style style:name="pr8" style:family="presentation" style:parent-style-name="lyt-slajdy-notes" style:list-style-name="L1">
      <style:graphic-properties draw:fill-color="#ffffff" draw:auto-grow-height="true" fo:min-height="13.365cm"/>
    </style:style>
    <style:style style:name="pr9" style:family="presentation" style:parent-style-name="lyt-slajdy-notes" style:list-style-name="L1">
      <style:graphic-properties draw:fill-color="#ffffff" draw:auto-grow-height="true" fo:min-height="13.365cm"/>
    </style:style>
    <style:style style:name="pr10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</style:style>
    <style:style style:name="P2" style:family="paragraph">
      <style:paragraph-properties fo:margin-left="1.2cm" fo:margin-right="0cm" fo:text-align="center" fo:text-indent="0cm">
        <style:tab-stops>
          <style:tab-stop style:position="2cm"/>
          <style:tab-stop style:position="9.001cm"/>
        </style:tab-stops>
      </style:paragraph-properties>
      <style:text-properties style:use-window-font-color="true" style:font-name="Arial Black" fo:font-size="72pt" fo:font-style="normal" fo:font-weight="bold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style:font-name="Arial Black" fo:font-size="60pt" fo:font-style="normal" fo:font-weight="bold"/>
    </style:style>
    <style:style style:name="T2" style:family="text">
      <style:text-properties style:use-window-font-color="true" style:font-name="Arial Black" fo:font-size="60pt" fo:language="de" fo:country="DE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Mówiłaś: wiem nie jestem dzieckiem</text:span></text:p>
            <text:p text:style-name="P1"><text:span text:style-name="T2">Wiem co jest dobre w moim życiu</text:span></text:p>
            <text:p text:style-name="P1"><text:span text:style-name="T2">A co ni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I dopadł cię przeklęty ogień</text:span></text:p>
            <text:p text:style-name="P1"><text:span text:style-name="T2">Iciągle pali, ciągle pali</text:span></text:p>
            <text:p text:style-name="P1"><text:span text:style-name="T2">I niszczy cię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A Bóg cię kocha …</text:span></text:p>
            <text:p text:style-name="P1"><text:span text:style-name="T2">nieprzytomnie,</text:span></text:p>
            <text:p text:style-name="P1"><text:span text:style-name="T2">A Bóg cię kocha …</text:span></text:p>
            <text:p text:style-name="P1"><text:span text:style-name="T2">tak jak nikt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Mówiłaś: Bóg </text:span><text:span text:style-name="T2">jest gdzieś daleko</text:span></text:p>
            <text:p text:style-name="P1"><text:span text:style-name="T2">Napewno nie wie co w mym życiu dzieje się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2">Nie chciałaś wierzyć mi</text:span></text:p>
            <text:p text:style-name="P1"><text:span text:style-name="T2">Że tamtej nocy</text:span></text:p>
            <text:p text:style-name="P1"><text:span text:style-name="T2">właśnie dla ciebie Boży Syn narodził się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A Bóg cię kocha …</text:span></text:p>
            <text:p text:style-name="P1"><text:span text:style-name="T2">nieprzytomnie,</text:span></text:p>
            <text:p text:style-name="P1"><text:span text:style-name="T2">A Bóg cię kocha …</text:span></text:p>
            <text:p text:style-name="P1"><text:span text:style-name="T2">tak jak nikt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7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2">Mówiłaś: ja mam czas</text:span></text:p>
            <text:p text:style-name="P1"><text:span text:style-name="T2">Nie umieram</text:span></text:p>
            <text:p text:style-name="P1"><text:span text:style-name="T2">Życie jest super</text:span></text:p>
            <text:p text:style-name="P1"><text:span text:style-name="T2">gdy coś dzieje się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8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2">Ty jesteś sam długo długo sam</text:span></text:p>
            <text:p text:style-name="P1"><text:span text:style-name="T2">To już nie wierzysz</text:span></text:p>
            <text:p text:style-name="P1"><text:span text:style-name="T2">Że jest gdzieś ktoś kto naprawdę kocha cię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9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A Bóg cię kocha …</text:span></text:p>
            <text:p text:style-name="P1"><text:span text:style-name="T2">nieprzytomnie,</text:span></text:p>
            <text:p text:style-name="P1"><text:span text:style-name="T2">A Bóg cię kocha …</text:span></text:p>
            <text:p text:style-name="P1"><text:span text:style-name="T2">tak jak nikt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10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02T01:06:44</meta:creation-date>
    <dc:date>2015-03-30T00:07:22.956000000</dc:date>
    <dc:language>en-US</dc:language>
    <meta:editing-cycles>30</meta:editing-cycles>
    <meta:editing-duration>PT23M58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